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953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5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3.117cm" svg:height="16.627cm" svg:x="2.383cm" svg:y="3cm">
          <draw:text-box>
            <text:p>8上-英语-人教版 unit 6</text:p>
            <text:p/>
            <text:p/>
            <text:p>predict / prediction</text:p>
            <text:p/>
            <text:p>outer / inner</text:p>
            <text:p/>
            <text:p>sci-fi / action / comedy / drama / horror / romance / fantasy / thriller</text:p>
            <text:p>crime / adventure / music</text:p>
            <text:p/>
            <text:p>positive / negative</text:p>
            <text:p/>
            <text:p>vedio / audio</text:p>
            <text:p/>
            <text:p>winner / loser</text:p>
            <text:p/>
            <text:p>guest / host</text:p>
            <text:p/>
            <text:p>emergency / emergent</text:p>
            <text:p/>
            <text:p>challenge / challenging</text:p>
            <text:p/>
            <text:p>creativity / creative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layer="layout" svg:width="23cm" svg:height="11.5cm" svg:x="2.5cm" svg:y="2.5cm">
          <draw:text-box>
            <text:p>emotional / emotion</text:p>
            <text:p/>
            <text:p>influence / influential</text:p>
            <text:p/>
            <text:p>impossible / possible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5M37S</meta:editing-duration>
    <meta:editing-cycles>24</meta:editing-cycles>
    <meta:generator>OpenOffice/4.1.15$Win32 OpenOffice.org_project/4115m2$Build-9813</meta:generator>
    <dc:date>2025-11-26T17:14:45.71</dc:date>
    <meta:document-statistic meta:object-count="27"/>
  </office:meta>
</office:document-meta>
</file>